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Axis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entAxisScorer.collect( int doc , float sc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entAxisScorer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entAxis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entAxis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Scorer.calculatePare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rentAxis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Scorer.ParentAxisScorer( Similarity similarity , IndexReader reader , Searcher searcher , Hierarch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Axis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entAxis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entAxis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entAxis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Weight.ParentAxis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Axis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AxisQuery.ParentAxisQuery( Query context , Name nameTest , IndexFormatVersion version , NamespaceMappings ns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